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2.905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3.39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7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2cm"/>
    </style:style>
    <style:style style:name="co13" style:family="table-column">
      <style:table-column-properties fo:break-before="auto" style:column-width="3.441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2.519cm"/>
    </style:style>
    <style:style style:name="co16" style:family="table-column">
      <style:table-column-properties fo:break-before="auto" style:column-width="4.32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ilot_20_-_20_N_20_inves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0"/>
    <style:style style:name="ce7" style:family="table-cell" style:parent-style-name="Default" style:data-style-name="N30">
      <style:text-properties style:font-name="Input" style:font-name-asian="Droid Sans Fallback" style:font-name-complex="FreeSans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order-left="0.06pt solid #000000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 style:data-style-name="N113"/>
    <style:style style:name="ce17" style:family="table-cell" style:parent-style-name="Default" style:data-style-name="N114"/>
    <style:style style:name="ce18" style:family="table-cell" style:parent-style-name="Default" style:data-style-name="N113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3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lot - N invest" table:style-name="ta1">
        <office:forms form:automatic-focus="false" form:apply-design-mode="false"/>
        <table:shapes>
          <draw:frame draw:z-index="0" draw:style-name="gr1" draw:text-style-name="P1" svg:width="20.197cm" svg:height="13.669cm" svg:x="61.652cm" svg:y="15.054cm">
            <draw:object draw:notify-on-update-of-ranges="'Pilot - N invest'.P2:'Pilot - N invest'.P61 'Pilot - N invest'.P2:'Pilot - N invest'.P61 'Pilot - N invest'.V1:'Pilot - N invest'.V1 'Pilot - N invest'.V2:'Pilot - N invest'.V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ce16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993" table:default-cell-style-name="Default"/>
        <table:table-row table:style-name="ro1">
          <table:table-cell/>
          <table:table-cell table:style-name="ce1" office:value-type="string" calcext:value-type="string">
            <text:p>rand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olony</text:p>
          </table:table-cell>
          <table:table-cell table:style-name="ce1" office:value-type="string" calcext:value-type="string">
            <text:p>F</text:p>
          </table:table-cell>
          <table:table-cell table:style-name="ce8" office:value-type="string" calcext:value-type="string" table:number-columns-spanned="2" table:number-rows-spanned="1">
            <text:p>Total Worms per run</text:p>
          </table:table-cell>
          <table:covered-table-cell table:style-name="ce11"/>
          <table:table-cell table:style-name="ce11" office:value-type="string" calcext:value-type="string">
            <text:p>randRan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ane</text:p>
          </table:table-cell>
          <table:table-cell table:style-name="ce11" office:value-type="string" calcext:value-type="string">
            <text:p>rawConc</text:p>
          </table:table-cell>
          <table:table-cell table:style-name="ce11" office:value-type="string" calcext:value-type="string">
            <text:p>nSperm</text:p>
          </table:table-cell>
          <table:table-cell table:style-name="ce20" office:value-type="string" calcext:value-type="string">
            <text:p>nEggs</text:p>
          </table:table-cell>
          <table:table-cell table:style-name="ce11" office:value-type="string" calcext:value-type="string">
            <text:p>nFert</text:p>
          </table:table-cell>
          <table:table-cell table:style-name="ce11" office:value-type="string" calcext:value-type="string">
            <text:p>nPoly</text:p>
          </table:table-cell>
          <table:table-cell table:style-name="ce20" office:value-type="string" calcext:value-type="string">
            <text:p>nConEggs</text:p>
          </table:table-cell>
          <table:table-cell table:style-name="ce20" office:value-type="string" calcext:value-type="string">
            <text:p>nConFert</text:p>
          </table:table-cell>
          <table:table-cell table:style-name="ce26" office:value-type="string" calcext:value-type="string">
            <text:p>PropFert</text:p>
          </table:table-cell>
          <table:table-cell table:style-name="ce27" office:value-type="string" calcext:value-type="string" table:number-columns-spanned="4" table:number-rows-spanned="1">
            <text:p>Step 1 – Volume of Prepped Ejaculates</text:p>
          </table:table-cell>
          <table:covered-table-cell table:number-columns-repeated="3"/>
          <table:table-cell/>
          <table:table-cell table:style-name="ce36" office:value-type="string" calcext:value-type="string" table:number-columns-spanned="4" table:number-rows-spanned="1">
            <text:p>Step 3 – Sperm Enumeration – raw ejaculate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formula="of:=RAND()" office:value-type="float" office:value="0.190128952730447" calcext:value-type="float">
            <text:p>0.1901289527</text:p>
          </table:table-cell>
          <table:table-cell table:style-name="ce2" office:value-type="float" office:value="0.0910970447584987" calcext:value-type="float">
            <text:p>0.091097044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5-10-09" calcext:value-type="date">
            <text:p>9/10/1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.38" calcext:value-type="float">
            <text:p>2.38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745000000" calcext:value-type="float">
            <text:p>7.450E+08</text:p>
          </table:table-cell>
          <table:table-cell table:formula="of:=[.M2]*([.O2]*0.1)" office:value-type="float" office:value="177310000" calcext:value-type="float">
            <text:p>1.773E+08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2]/[.Q2])-([.U7]/[.T7])" office:value-type="float" office:value="0.17" calcext:value-type="float">
            <text:p>0.17</text:p>
          </table:table-cell>
          <table:table-cell table:style-name="ce28"/>
          <table:table-cell table:number-columns-repeated="4"/>
          <table:table-cell table:style-name="ce28"/>
          <table:table-cell table:number-columns-repeated="996"/>
        </table:table-row>
        <table:table-row table:style-name="ro1">
          <table:table-cell table:formula="of:=RAND()" office:value-type="float" office:value="0.498742109164596" calcext:value-type="float">
            <text:p>0.4987421092</text:p>
          </table:table-cell>
          <table:table-cell table:style-name="ce2" office:value-type="float" office:value="0.106841087341309" calcext:value-type="float">
            <text:p>0.106841087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5-10-09" calcext:value-type="date">
            <text:p>9/10/1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2.97" calcext:value-type="float">
            <text:p>2.97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745000000" calcext:value-type="float">
            <text:p>7.450E+08</text:p>
          </table:table-cell>
          <table:table-cell table:formula="of:=[.M3]*([.O3]*0.1)" office:value-type="float" office:value="221265000" calcext:value-type="float">
            <text:p>2.213E+08</text:p>
          </table:table-cell>
          <table:table-cell table:style-name="ce21" office:value-type="float" office:value="83" calcext:value-type="float">
            <text:p>83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([.R3]/[.Q3])-([.U7]/[.T7])" office:value-type="float" office:value="0.481927710843373" calcext:value-type="float">
            <text:p>0.4819277108</text:p>
          </table:table-cell>
          <table:table-cell table:style-name="ce11" office:value-type="string" calcext:value-type="string">
            <text:p>Individual</text:p>
          </table:table-cell>
          <table:table-cell table:style-name="ce11" office:value-type="string" calcext:value-type="string">
            <text:p>SampVol</text:p>
          </table:table-cell>
          <table:table-cell table:number-columns-repeated="3"/>
          <table:table-cell office:value-type="string" calcext:value-type="string">
            <text:p>4nL squar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ilution</text:p>
          </table:table-cell>
          <table:table-cell table:style-name="ce34" office:value-type="string" calcext:value-type="string">
            <text:p>CONCENTRATION </text:p>
          </table:table-cell>
          <table:table-cell table:number-columns-repeated="993"/>
        </table:table-row>
        <table:table-row table:style-name="ro1">
          <table:table-cell table:formula="of:=RAND()" office:value-type="float" office:value="0.513354677241296" calcext:value-type="float">
            <text:p>0.5133546772</text:p>
          </table:table-cell>
          <table:table-cell table:style-name="ce2" office:value-type="float" office:value="0.338113254867494" calcext:value-type="float">
            <text:p>0.338113254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5-10-09" calcext:value-type="date">
            <text:p>9/10/1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57" calcext:value-type="float">
            <text:p>3.57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745000000" calcext:value-type="float">
            <text:p>7.450E+08</text:p>
          </table:table-cell>
          <table:table-cell table:formula="of:=[.M4]*([.O4]*0.1)" office:value-type="float" office:value="265965000" calcext:value-type="float">
            <text:p>2.660E+08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4]/[.Q4])-([.U7]/[.T7])" office:value-type="float" office:value="0.607594936708861" calcext:value-type="float">
            <text:p>0.6075949367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000" calcext:value-type="float">
            <text:p>1.00E+03</text:p>
          </table:table-cell>
          <table:table-cell table:style-name="ce17" table:formula="of:=AVERAGE([.AC4:.AC53])*(1/0.000004)*[.AD4]" office:value-type="float" office:value="695000000" calcext:value-type="float">
            <text:p>6.950E+008</text:p>
          </table:table-cell>
          <table:table-cell table:number-columns-repeated="993"/>
        </table:table-row>
        <table:table-row table:style-name="ro1">
          <table:table-cell table:formula="of:=RAND()" office:value-type="float" office:value="0.813779472140595" calcext:value-type="float">
            <text:p>0.8137794721</text:p>
          </table:table-cell>
          <table:table-cell table:style-name="ce2" office:value-type="float" office:value="0.922537083970383" calcext:value-type="float">
            <text:p>0.92253708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5-10-09" calcext:value-type="date">
            <text:p>9/10/1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1.78" calcext:value-type="float">
            <text:p>1.78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745000000" calcext:value-type="float">
            <text:p>7.450E+08</text:p>
          </table:table-cell>
          <table:table-cell table:formula="of:=[.M5]*([.O5]*0.1)" office:value-type="float" office:value="132610000" calcext:value-type="float">
            <text:p>1.326E+08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([.R5]/[.Q5])-([.U7]/[.T7])" office:value-type="float" office:value="0.144444444444444" calcext:value-type="float">
            <text:p>0.144444444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874907049816102" calcext:value-type="float">
            <text:p>0.8749070498</text:p>
          </table:table-cell>
          <table:table-cell table:style-name="ce2" office:value-type="float" office:value="0.792236251756549" calcext:value-type="float">
            <text:p>0.792236251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5-10-09" calcext:value-type="date">
            <text:p>9/10/1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19" calcext:value-type="float">
            <text:p>1.19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745000000" calcext:value-type="float">
            <text:p>7.450E+08</text:p>
          </table:table-cell>
          <table:table-cell table:formula="of:=[.M6]*([.O6]*0.1)" office:value-type="float" office:value="88655000" calcext:value-type="float">
            <text:p>8.866E+07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6]/[.Q6])-([.U7]/[.T7])" office:value-type="float" office:value="0.144736842105263" calcext:value-type="float">
            <text:p>0.144736842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787257556570694" calcext:value-type="float">
            <text:p>0.7872575566</text:p>
          </table:table-cell>
          <table:table-cell table:style-name="ce3" office:value-type="float" office:value="0.646363738924265" calcext:value-type="float">
            <text:p>0.646363738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2015-10-09" calcext:value-type="date">
            <text:p>9/10/1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10" table:formula="of:=ROUNDUP(SUM([.L2:.L7])+1;0)" office:value-type="float" office:value="12" calcext:value-type="float">
            <text:p>12</text:p>
          </table:table-cell>
          <table:table-cell table:style-name="ce13" table:formula="of:=ROUNDUP((SUM([.H2:.H7])+1)*(4/6);0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59" calcext:value-type="float">
            <text:p>0.59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745000000" calcext:value-type="float">
            <text:p>7.450E+08</text:p>
          </table:table-cell>
          <table:table-cell table:formula="of:=[.M7]*([.O7]*0.1)" office:value-type="float" office:value="43955000" calcext:value-type="float">
            <text:p>4.396E+0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R7]/[.Q7])-([.U7]/[.T7])"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336304241791368" calcext:value-type="float">
            <text:p>0.3363042418</text:p>
          </table:table-cell>
          <table:table-cell table:style-name="ce2" office:value-type="float" office:value="0.532721611438319" calcext:value-type="float">
            <text:p>0.532721611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5-10-13" calcext:value-type="date">
            <text:p>13/10/15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style-name="ce14" office:value-type="float" office:value="1.82448979591837" calcext:value-type="float">
            <text:p>1.8244897959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838888888.888889" calcext:value-type="float">
            <text:p>8.389E+08</text:p>
          </table:table-cell>
          <table:table-cell table:formula="of:=[.M8]*([.O8]*0.1)" office:value-type="float" office:value="153054421.768708" calcext:value-type="float">
            <text:p>1.531E+0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8]/[.Q8])-([.U13]/[.T13])" office:value-type="float" office:value="0.387755102040816" calcext:value-type="float">
            <text:p>0.387755102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96163089107722" calcext:value-type="float">
            <text:p>0.9616308911</text:p>
          </table:table-cell>
          <table:table-cell table:style-name="ce2" office:value-type="float" office:value="0.696643196977675" calcext:value-type="float">
            <text:p>0.69664319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5-10-13" calcext:value-type="date">
            <text:p>13/10/15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.43265306122449" calcext:value-type="float">
            <text:p>2.4326530612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838888888.888889" calcext:value-type="float">
            <text:p>8.389E+08</text:p>
          </table:table-cell>
          <table:table-cell table:formula="of:=[.M9]*([.O9]*0.1)" office:value-type="float" office:value="204072562.358277" calcext:value-type="float">
            <text:p>2.041E+08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9]/[.Q9])-([.U13]/[.T13])"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199097447097301" calcext:value-type="float">
            <text:p>0.1990974471</text:p>
          </table:table-cell>
          <table:table-cell table:style-name="ce2" office:value-type="float" office:value="0.846571771195158" calcext:value-type="float">
            <text:p>0.846571771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5-10-13" calcext:value-type="date">
            <text:p>13/10/15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.21632653061225" calcext:value-type="float">
            <text:p>1.2163265306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838888888.888889" calcext:value-type="float">
            <text:p>8.389E+08</text:p>
          </table:table-cell>
          <table:table-cell table:formula="of:=[.M10]*([.O10]*0.1)" office:value-type="float" office:value="102036281.179139" calcext:value-type="float">
            <text:p>1.020E+08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10]/[.Q10])-([.U13]/[.T13])" office:value-type="float" office:value="0.157894736842105" calcext:value-type="float">
            <text:p>0.1578947368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910867703845724" calcext:value-type="float">
            <text:p>0.9108677038</text:p>
          </table:table-cell>
          <table:table-cell table:style-name="ce2" office:value-type="float" office:value="0.739311346318573" calcext:value-type="float">
            <text:p>0.739311346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5-10-13" calcext:value-type="date">
            <text:p>13/10/15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.64897959183673" calcext:value-type="float">
            <text:p>3.6489795918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838888888.888889" calcext:value-type="float">
            <text:p>8.389E+08</text:p>
          </table:table-cell>
          <table:table-cell table:formula="of:=[.M11]*([.O11]*0.1)" office:value-type="float" office:value="306108843.537415" calcext:value-type="float">
            <text:p>3.061E+08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11]/[.Q11])-([.U13]/[.T13])" office:value-type="float" office:value="0.583333333333333" calcext:value-type="float">
            <text:p>0.5833333333</text:p>
          </table:table-cell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277040243381634" calcext:value-type="float">
            <text:p>0.2770402434</text:p>
          </table:table-cell>
          <table:table-cell table:style-name="ce2" office:value-type="float" office:value="0.134079259820282" calcext:value-type="float">
            <text:p>0.134079259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5-10-13" calcext:value-type="date">
            <text:p>13/10/15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608163265306122" calcext:value-type="float">
            <text:p>0.6081632653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838888888.888889" calcext:value-type="float">
            <text:p>8.389E+08</text:p>
          </table:table-cell>
          <table:table-cell table:formula="of:=[.M12]*([.O12]*0.1)" office:value-type="float" office:value="51018140.5895691" calcext:value-type="float">
            <text:p>5.102E+07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12]/[.Q12])-([.U13]/[.T13])" office:value-type="float" office:value="0.163636363636364" calcext:value-type="float">
            <text:p>0.1636363636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830883022164926" calcext:value-type="float">
            <text:p>0.8308830222</text:p>
          </table:table-cell>
          <table:table-cell table:style-name="ce3" office:value-type="float" office:value="0.666872670641169" calcext:value-type="float">
            <text:p>0.666872670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date" office:date-value="2015-10-13" calcext:value-type="date">
            <text:p>13/10/15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ROUNDUP(SUM([.L8:.L13])+1;0)" office:value-type="float" office:value="12" calcext:value-type="float">
            <text:p>12</text:p>
          </table:table-cell>
          <table:table-cell table:style-name="ce13" table:formula="of:=ROUNDUP((SUM([.H8:.H13])+1)*(4/6);0)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style-name="ce14" office:value-type="float" office:value="3.04081632653061" calcext:value-type="float">
            <text:p>3.0408163265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838888888.888889" calcext:value-type="float">
            <text:p>8.389E+08</text:p>
          </table:table-cell>
          <table:table-cell table:formula="of:=[.M13]*([.O13]*0.1)" office:value-type="float" office:value="255090702.947846" calcext:value-type="float">
            <text:p>2.551E+08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21" table:formula="of:=([.R13]/[.Q13])-([.U13]/[.T13])" office:value-type="float" office:value="0.451612903225806" calcext:value-type="float">
            <text:p>0.4516129032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839787289733067" calcext:value-type="float">
            <text:p>0.8397872897</text:p>
          </table:table-cell>
          <table:table-cell table:style-name="ce2" office:value-type="float" office:value="0.820655948249623" calcext:value-type="float">
            <text:p>0.820655948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14];[.B14:.B19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11836734693878" calcext:value-type="float">
            <text:p>1.1183673469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85000000" calcext:value-type="float">
            <text:p>5.850E+08</text:p>
          </table:table-cell>
          <table:table-cell table:formula="of:=[.M14]*([.O14]*0.1)" office:value-type="float" office:value="65424489.7959186" calcext:value-type="float">
            <text:p>6.542E+07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14]/[.Q14])-([.U19]/[.T19])" office:value-type="float" office:value="0.175675675675676" calcext:value-type="float">
            <text:p>0.1756756757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style-name="ce34" office:value-type="string" calcext:value-type="string">
            <text:p>Total-0.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ota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527229323284701" calcext:value-type="float">
            <text:p>0.5272293233</text:p>
          </table:table-cell>
          <table:table-cell table:style-name="ce2" office:value-type="float" office:value="0.853084039408714" calcext:value-type="float">
            <text:p>0.853084039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15];[.B14:.B19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559183673469388" calcext:value-type="float">
            <text:p>0.5591836735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585000000" calcext:value-type="float">
            <text:p>5.850E+08</text:p>
          </table:table-cell>
          <table:table-cell table:formula="of:=[.M15]*([.O15]*0.1)" office:value-type="float" office:value="32712244.8979592" calcext:value-type="float">
            <text:p>3.271E+07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5"/>
          <table:table-cell table:style-name="ce21" table:formula="of:=([.R15]/[.Q15])-([.U19]/[.T19])" office:value-type="float" office:value="0.12962962962963" calcext:value-type="float">
            <text:p>0.1296296296</text:p>
          </table:table-cell>
          <table:table-cell office:value-type="float" office:value="12" calcext:value-type="float">
            <text:p>12</text:p>
          </table:table-cell>
          <table:table-cell office:value-type="float" office:value="0.17" calcext:value-type="float">
            <text:p>0.17</text:p>
          </table:table-cell>
          <table:table-cell table:style-name="ce24" table:formula="of:=SUM([.X4:.X15])-0.1" office:value-type="float" office:value="1.13" calcext:value-type="float">
            <text:p>1.13</text:p>
          </table:table-cell>
          <table:table-cell table:formula="of:=[.Y15]*9" office:value-type="float" office:value="10.17" calcext:value-type="float">
            <text:p>10.17</text:p>
          </table:table-cell>
          <table:table-cell table:formula="of:=[.Y15]+[.Z15]"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068430959712714" calcext:value-type="float">
            <text:p>0.0684309597</text:p>
          </table:table-cell>
          <table:table-cell table:style-name="ce2" office:value-type="float" office:value="0.648505726596341" calcext:value-type="float">
            <text:p>0.648505726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16];[.B14:.B19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1.67755102040816" calcext:value-type="float">
            <text:p>1.6775510204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585000000" calcext:value-type="float">
            <text:p>5.850E+08</text:p>
          </table:table-cell>
          <table:table-cell table:formula="of:=[.M16]*([.O16]*0.1)" office:value-type="float" office:value="98136734.6938774" calcext:value-type="float">
            <text:p>9.814E+07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16]/[.Q16])-([.U19]/[.T19])" office:value-type="float" office:value="0.153846153846154" calcext:value-type="float">
            <text:p>0.153846153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742255679098889" calcext:value-type="float">
            <text:p>0.7422556791</text:p>
          </table:table-cell>
          <table:table-cell table:style-name="ce2" office:value-type="float" office:value="0.350189833901823" calcext:value-type="float">
            <text:p>0.350189833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17];[.B14:.B19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2.79591836734694" calcext:value-type="float">
            <text:p>2.795918367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85000000" calcext:value-type="float">
            <text:p>5.850E+08</text:p>
          </table:table-cell>
          <table:table-cell table:formula="of:=[.M17]*([.O17]*0.1)" office:value-type="float" office:value="163561224.489796" calcext:value-type="float">
            <text:p>1.636E+08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17]/[.Q17])-([.U19]/[.T19])" office:value-type="float" office:value="0.274509803921569" calcext:value-type="float">
            <text:p>0.2745098039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52094930736348" calcext:value-type="float">
            <text:p>0.5209493074</text:p>
          </table:table-cell>
          <table:table-cell table:style-name="ce2" office:value-type="float" office:value="0.328977097757161" calcext:value-type="float">
            <text:p>0.328977097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18];[.B14:.B19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35510204081633" calcext:value-type="float">
            <text:p>3.3551020408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585000000" calcext:value-type="float">
            <text:p>5.850E+08</text:p>
          </table:table-cell>
          <table:table-cell table:formula="of:=[.M18]*([.O18]*0.1)" office:value-type="float" office:value="196273469.387755" calcext:value-type="float">
            <text:p>1.963E+08</text:p>
          </table:table-cell>
          <table:table-cell table:style-name="ce22" office:value-type="float" office:value="54" calcext:value-type="float">
            <text:p>54</text:p>
          </table:table-cell>
          <table:table-cell table:style-name="ce21" office:value-type="float" office:value="24" calcext:value-type="float">
            <text:p>24</text:p>
          </table:table-cell>
          <table:table-cell table:style-name="ce22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18]/[.Q18])-([.U19]/[.T19])" office:value-type="float" office:value="0.444444444444444" calcext:value-type="float">
            <text:p>0.4444444444</text:p>
          </table:table-cell>
          <table:table-cell table:style-name="ce29" office:value-type="string" calcext:value-type="string" table:number-columns-spanned="5" table:number-rows-spanned="1">
            <text:p>Step 2 – Ejaculate Volumes For Each Lane</text:p>
          </table:table-cell>
          <table:covered-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65719058807008" calcext:value-type="float">
            <text:p>0.6571905881</text:p>
          </table:table-cell>
          <table:table-cell table:style-name="ce3" office:value-type="float" office:value="0.379382207524031" calcext:value-type="float">
            <text:p>0.379382207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ROUNDUP(SUM([.L14:.L19])+1;0)" office:value-type="float" office:value="12" calcext:value-type="float">
            <text:p>12</text:p>
          </table:table-cell>
          <table:table-cell table:style-name="ce13" table:formula="of:=ROUNDUP((SUM([.H14:.H19])+1)*(4/6);0)" office:value-type="float" office:value="5" calcext:value-type="float">
            <text:p>5</text:p>
          </table:table-cell>
          <table:table-cell table:style-name="ce14" table:formula="of:=RANK([.B19];[.B14:.B19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.23673469387755" calcext:value-type="float">
            <text:p>2.2367346939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585000000" calcext:value-type="float">
            <text:p>5.850E+08</text:p>
          </table:table-cell>
          <table:table-cell table:formula="of:=[.M19]*([.O19]*0.1)" office:value-type="float" office:value="130848979.591837" calcext:value-type="float">
            <text:p>1.308E+08</text:p>
          </table:table-cell>
          <table:table-cell table:style-name="ce23" office:value-type="float" office:value="53" calcext:value-type="float">
            <text:p>53</text:p>
          </table:table-cell>
          <table:table-cell table:style-name="ce21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21" table:formula="of:=([.R19]/[.Q19])-([.U19]/[.T19])" office:value-type="float" office:value="0.245283018867925" calcext:value-type="float">
            <text:p>0.2452830189</text:p>
          </table:table-cell>
          <table:table-cell table:style-name="ce30"/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0629394073039293" calcext:value-type="float">
            <text:p>0.0629394073</text:p>
          </table:table-cell>
          <table:table-cell table:style-name="ce2" office:value-type="float" office:value="0.0854229570832104" calcext:value-type="float">
            <text:p>0.085422957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0];[.B20:.B25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47755102040816" calcext:value-type="float">
            <text:p>3.4775510204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0]*([.O20]*0.1)" office:value-type="float" office:value="173877551.020408" calcext:value-type="float">
            <text:p>1.739E+08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5" office:value-type="float" office:value="9" calcext:value-type="float">
            <text:p>9</text:p>
          </table:table-cell>
          <table:table-cell table:style-name="ce21" table:formula="of:=([.R20]/[.Q20])-([.U25]/[.T25])" office:value-type="float" office:value="0.531212121212121" calcext:value-type="float">
            <text:p>0.5312121212</text:p>
          </table:table-cell>
          <table:table-cell/>
          <table:table-cell table:style-name="ce32" office:value-type="string" calcext:value-type="string">
            <text:p>N</text:p>
          </table:table-cell>
          <table:table-cell table:style-name="ce32" office:value-type="string" calcext:value-type="string">
            <text:p>Lane</text:p>
          </table:table-cell>
          <table:table-cell table:style-name="ce11" office:value-type="string" calcext:value-type="string">
            <text:p>EjVol</text:p>
          </table:table-cell>
          <table:table-cell table:style-name="ce35" office:value-type="string" calcext:value-type="string">
            <text:p>FinalVol(mL)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RAND()" office:value-type="float" office:value="0.37156916433014" calcext:value-type="float">
            <text:p>0.3715691643</text:p>
          </table:table-cell>
          <table:table-cell table:style-name="ce2" office:value-type="float" office:value="0.171009038109332" calcext:value-type="float">
            <text:p>0.171009038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1];[.B20:.B25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2.89795918367347" calcext:value-type="float">
            <text:p>2.8979591837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1]*([.O21]*0.1)" office:value-type="float" office:value="144897959.183674" calcext:value-type="float">
            <text:p>1.449E+08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21]/[.Q21])-([.U25]/[.T25])" office:value-type="float" office:value="0.232033898305085" calcext:value-type="float">
            <text:p>0.2320338983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15" table:formula="of:=[.X21]*([.AA21]/10.5)" office:value-type="float" office:value="2.76734693877551" calcext:value-type="float">
            <text:p>2.7673469388</text:p>
          </table:table-cell>
          <table:table-cell table:style-name="ce15" table:formula="of:=([.Y15]*10)-(([.Y15]*10)/7)" office:value-type="float" office:value="9.68571428571429" calcext:value-type="float">
            <text:p>9.685714285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544545326149091" calcext:value-type="float">
            <text:p>0.5445453261</text:p>
          </table:table-cell>
          <table:table-cell table:style-name="ce2" office:value-type="float" office:value="0.386176789877936" calcext:value-type="float">
            <text:p>0.386176789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2];[.B20:.B25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1.73877551020408" calcext:value-type="float">
            <text:p>1.738775510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2]*([.O22]*0.1)" office:value-type="float" office:value="86938775.510204" calcext:value-type="float">
            <text:p>8.694E+07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22]/[.Q22])-([.U25]/[.T25])" office:value-type="float" office:value="0.199855072463768" calcext:value-type="float">
            <text:p>0.1998550725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table:style-name="ce33" office:value-type="float" office:value="2" calcext:value-type="float">
            <text:p>2</text:p>
          </table:table-cell>
          <table:table-cell table:style-name="ce15" table:formula="of:=[.X22]*([.AA21]/10.5)" office:value-type="float" office:value="2.30612244897959" calcext:value-type="float">
            <text:p>2.3061224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766489983536303" calcext:value-type="float">
            <text:p>0.7664899835</text:p>
          </table:table-cell>
          <table:table-cell table:style-name="ce2" office:value-type="float" office:value="0.622735289856792" calcext:value-type="float">
            <text:p>0.622735289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3];[.B20:.B25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579591836734694" calcext:value-type="float">
            <text:p>0.5795918367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3]*([.O23]*0.1)" office:value-type="float" office:value="28979591.8367347" calcext:value-type="float">
            <text:p>2.898E+07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23]/[.Q23])-([.U25]/[.T25])" office:value-type="float" office:value="0.036984126984127" calcext:value-type="float">
            <text:p>0.036984127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15" table:formula="of:=[.X23]*([.AA21]/10.5)" office:value-type="float" office:value="0.922448979591837" calcext:value-type="float">
            <text:p>0.92244897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240696805994958" calcext:value-type="float">
            <text:p>0.240696806</text:p>
          </table:table-cell>
          <table:table-cell table:style-name="ce2" office:value-type="float" office:value="0.307786975288764" calcext:value-type="float">
            <text:p>0.307786975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24];[.B20:.B25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.31836734693878" calcext:value-type="float">
            <text:p>2.3183673469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4]*([.O24]*0.1)" office:value-type="float" office:value="115918367.346939" calcext:value-type="float">
            <text:p>1.159E+08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24]/[.Q24])-([.U25]/[.T25])" office:value-type="float" office:value="0.175625" calcext:value-type="float">
            <text:p>0.175625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15" table:formula="of:=[.X24]*([.AA21]/10.5)" office:value-type="float" office:value="1.84489795918367" calcext:value-type="float">
            <text:p>1.84489795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947972525609657" calcext:value-type="float">
            <text:p>0.9479725256</text:p>
          </table:table-cell>
          <table:table-cell table:style-name="ce3" office:value-type="float" office:value="0.485467601334676" calcext:value-type="float">
            <text:p>0.485467601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15-10-14" calcext:value-type="date">
            <text:p>14/10/1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ROUNDUP(SUM([.L20:.L25])+1;0)" office:value-type="float" office:value="12" calcext:value-type="float">
            <text:p>12</text:p>
          </table:table-cell>
          <table:table-cell table:style-name="ce13" table:formula="of:=ROUNDUP((SUM([.H20:.H25])+1)*(4/6);0)" office:value-type="float" office:value="5" calcext:value-type="float">
            <text:p>5</text:p>
          </table:table-cell>
          <table:table-cell table:style-name="ce14" table:formula="of:=RANK([.B25];[.B20:.B25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15918367346939" calcext:value-type="float">
            <text:p>1.159183673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5]*([.O25]*0.1)" office:value-type="float" office:value="57959183.6734695" calcext:value-type="float">
            <text:p>5.796E+07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9" calcext:value-type="float">
            <text:p>9</text:p>
          </table:table-cell>
          <table:table-cell table:style-name="ce21" table:formula="of:=([.R25]/[.Q25])" office:value-type="float" office:value="0.0571428571428571" calcext:value-type="float">
            <text:p>0.0571428571</text:p>
          </table:table-cell>
          <table:table-cell/>
          <table:table-cell table:style-name="ce14" office:value-type="float" office:value="1.5" calcext:value-type="float">
            <text:p>1.5</text:p>
          </table:table-cell>
          <table:table-cell table:style-name="ce33" office:value-type="float" office:value="5" calcext:value-type="float">
            <text:p>5</text:p>
          </table:table-cell>
          <table:table-cell table:style-name="ce15" table:formula="of:=[.X25]*([.AA21]/10.5)" office:value-type="float" office:value="1.38367346938776" calcext:value-type="float">
            <text:p>1.38367346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441244854824618" calcext:value-type="float">
            <text:p>0.4412448548</text:p>
          </table:table-cell>
          <table:table-cell table:style-name="ce2" office:value-type="float" office:value="0.0738982011098415" calcext:value-type="float">
            <text:p>0.0738982011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15-10-15" calcext:value-type="date">
            <text:p>15/10/1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6];[.B26:.B31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[.K26]*([.N26]/10.5)" office:value-type="float" office:value="0.571428571428571" calcext:value-type="float">
            <text:p>0.5714285714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6]*([.O26]*0.1)" office:value-type="float" office:value="28571428.5714286" calcext:value-type="float">
            <text:p>2.857E+07</text:p>
          </table:table-cell>
          <table:table-cell office:value-type="float" office:value="89" calcext:value-type="float">
            <text:p>89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5"/>
          <table:table-cell table:style-name="ce21" table:formula="of:=([.R26]/[.Q26])-([.U31]/[.T31])" office:value-type="float" office:value="0.595505617977528" calcext:value-type="float">
            <text:p>0.595505618</text:p>
          </table:table-cell>
          <table:table-cell/>
          <table:table-cell table:style-name="ce14" office:value-type="float" office:value="0.5" calcext:value-type="float">
            <text:p>0.5</text:p>
          </table:table-cell>
          <table:table-cell table:style-name="ce33" office:value-type="float" office:value="6" calcext:value-type="float">
            <text:p>6</text:p>
          </table:table-cell>
          <table:table-cell table:style-name="ce15" table:formula="of:=[.X26]*([.AA21]/10.5)" office:value-type="float" office:value="0.461224489795918" calcext:value-type="float">
            <text:p>0.46122448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964809031225741" calcext:value-type="float">
            <text:p>0.9648090312</text:p>
          </table:table-cell>
          <table:table-cell office:value-type="float" office:value="0.629995178664103" calcext:value-type="float">
            <text:p>0.6299951787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15-10-15" calcext:value-type="date">
            <text:p>15/10/1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7];[.B26:.B31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5" table:formula="of:=[.K27]*([.N26]/10.5)" office:value-type="float" office:value="0.0952380952380952" calcext:value-type="float">
            <text:p>0.0952380952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7]*([.O27]*0.1)" office:value-type="float" office:value="4761904.76190476" calcext:value-type="float">
            <text:p>4.762E+06</text:p>
          </table:table-cell>
          <table:table-cell office:value-type="float" office:value="91" calcext:value-type="float">
            <text:p>9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27]/[.Q27])-([.U31]/[.T31])" office:value-type="float" office:value="0.120879120879121" calcext:value-type="float">
            <text:p>0.1208791209</text:p>
          </table:table-cell>
          <table:table-cell table:style-name="ce31" office:value-type="string" calcext:value-type="string">
            <text:p>Total</text:p>
          </table:table-cell>
          <table:table-cell table:style-name="ce33" table:formula="of:=SUM([.X21:.X26])" office:value-type="float" office:value="10.5" calcext:value-type="float">
            <text:p>10.5</text:p>
          </table:table-cell>
          <table:table-cell table:style-name="ce33"/>
          <table:table-cell table:style-name="ce15" table:formula="of:=SUM([.Z21:.Z26])" office:value-type="float" office:value="9.68571428571429" calcext:value-type="float">
            <text:p>9.68571428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235031130490825" calcext:value-type="float">
            <text:p>0.2350311305</text:p>
          </table:table-cell>
          <table:table-cell office:value-type="float" office:value="0.122398529201746" calcext:value-type="float">
            <text:p>0.122398529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15-10-15" calcext:value-type="date">
            <text:p>15/10/1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8];[.B26:.B31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[.K28]*([.N26]/10.5)" office:value-type="float" office:value="0.380952380952381" calcext:value-type="float">
            <text:p>0.380952381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8]*([.O28]*0.1)" office:value-type="float" office:value="19047619.047619" calcext:value-type="float">
            <text:p>1.905E+07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28]/[.Q28])-([.U31]/[.T31])" office:value-type="float" office:value="0.28" calcext:value-type="float">
            <text:p>0.28</text:p>
          </table:table-cell>
          <table:table-cell table:number-columns-repeated="4"/>
          <table:table-cell table:style-name="ce14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21841347636655" calcext:value-type="float">
            <text:p>0.2184134764</text:p>
          </table:table-cell>
          <table:table-cell table:style-name="ce4" office:value-type="float" office:value="0.0891549547668546" calcext:value-type="float">
            <text:p>0.0891549548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15-10-15" calcext:value-type="date">
            <text:p>15/10/1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29];[.B26:.B31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5" table:formula="of:=[.K29]*([.N26]/10.5)" office:value-type="float" office:value="0.476190476190476" calcext:value-type="float">
            <text:p>0.4761904762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29]*([.O29]*0.1)" office:value-type="float" office:value="23809523.8095238" calcext:value-type="float">
            <text:p>2.381E+07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29]/[.Q29])-([.U31]/[.T31])" office:value-type="float" office:value="0.29" calcext:value-type="float">
            <text:p>0.29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30496737966314" calcext:value-type="float">
            <text:p>0.3049673797</text:p>
          </table:table-cell>
          <table:table-cell office:value-type="float" office:value="0.421056995401159" calcext:value-type="float">
            <text:p>0.4210569954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10-15" calcext:value-type="date">
            <text:p>15/10/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30];[.B26:.B31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[.K30]*([.N26]/10.5)" office:value-type="float" office:value="0.19047619047619" calcext:value-type="float">
            <text:p>0.190476190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30]*([.O30]*0.1)" office:value-type="float" office:value="9523809.52380952" calcext:value-type="float">
            <text:p>9.524E+06</text:p>
          </table:table-cell>
          <table:table-cell office:value-type="float" office:value="100" calcext:value-type="float">
            <text:p>10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30]/[.Q30])-([.U31]/[.T31])" office:value-type="float" office:value="0.14" calcext:value-type="float">
            <text:p>0.14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401949055260047" calcext:value-type="float">
            <text:p>0.4019490553</text:p>
          </table:table-cell>
          <table:table-cell office:value-type="float" office:value="0.328623454784974" calcext:value-type="float">
            <text:p>0.3286234548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5-10-15" calcext:value-type="date">
            <text:p>15/10/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ROUNDUP(SUM([.L26:.L31])+1;0)" office:value-type="float" office:value="12" calcext:value-type="float">
            <text:p>12</text:p>
          </table:table-cell>
          <table:table-cell table:style-name="ce13" table:formula="of:=ROUNDUP((SUM([.H26:.H31])+1)*(4/6);0)" office:value-type="float" office:value="5" calcext:value-type="float">
            <text:p>5</text:p>
          </table:table-cell>
          <table:table-cell table:style-name="ce14" table:formula="of:=RANK([.B31];[.B26:.B31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5" table:formula="of:=[.K31]*([.N26]/10.5)" office:value-type="float" office:value="0.285714285714286" calcext:value-type="float">
            <text:p>0.2857142857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500000000" calcext:value-type="float">
            <text:p>5.000E+08</text:p>
          </table:table-cell>
          <table:table-cell table:formula="of:=[.M31]*([.O31]*0.1)" office:value-type="float" office:value="14285714.2857143" calcext:value-type="float">
            <text:p>1.429E+07</text:p>
          </table:table-cell>
          <table:table-cell office:value-type="float" office:value="100" calcext:value-type="float">
            <text:p>100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1" table:formula="of:=([.R31]/[.Q31])-([.U31]/[.T31])" office:value-type="float" office:value="0.27" calcext:value-type="float">
            <text:p>0.27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347338554216549" calcext:value-type="float">
            <text:p>0.3473385542</text:p>
          </table:table-cell>
          <table:table-cell office:value-type="float" office:value="0.87942607421428" calcext:value-type="float">
            <text:p>0.8794260742</text:p>
          </table:table-cell>
          <table:table-cell office:value-type="float" office:value="5" calcext:value-type="float">
            <text:p>5</text:p>
          </table:table-cell>
          <table:table-cell table:style-name="ce6" office:value-type="date" office:date-value="2015-10-16" calcext:value-type="date">
            <text:p>16/10/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32];[.B32:.B37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473469387755102" calcext:value-type="float">
            <text:p>0.4734693878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235000000" calcext:value-type="float">
            <text:p>1.235E+009</text:p>
          </table:table-cell>
          <table:table-cell table:formula="of:=[.M32]*([.O32]*0.1)" office:value-type="float" office:value="58473469.3877551" calcext:value-type="float">
            <text:p>5.847E+07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5"/>
          <table:table-cell table:style-name="ce21" table:formula="of:=([.R32]/[.Q32])-([.U37]/[.T37])" office:value-type="float" office:value="0.22" calcext:value-type="float">
            <text:p>0.22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499004398239777" calcext:value-type="float">
            <text:p>0.4990043982</text:p>
          </table:table-cell>
          <table:table-cell office:value-type="float" office:value="0.470009967219085" calcext:value-type="float">
            <text:p>0.4700099672</text:p>
          </table:table-cell>
          <table:table-cell office:value-type="float" office:value="5" calcext:value-type="float">
            <text:p>5</text:p>
          </table:table-cell>
          <table:table-cell table:style-name="ce6" office:value-type="date" office:date-value="2015-10-16" calcext:value-type="date">
            <text:p>16/10/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33];[.B32:.B37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2.36734693877551" calcext:value-type="float">
            <text:p>2.3673469388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235000000" calcext:value-type="float">
            <text:p>1.235E+009</text:p>
          </table:table-cell>
          <table:table-cell table:formula="of:=[.M33]*([.O33]*0.1)" office:value-type="float" office:value="292367346.938776" calcext:value-type="float">
            <text:p>2.924E+08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([.R33]/[.Q33])-([.U37]/[.T37])" office:value-type="float" office:value="0.66" calcext:value-type="float">
            <text:p>0.66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520895349094644" calcext:value-type="float">
            <text:p>0.5208953491</text:p>
          </table:table-cell>
          <table:table-cell office:value-type="float" office:value="0.753799867816269" calcext:value-type="float">
            <text:p>0.7537998678</text:p>
          </table:table-cell>
          <table:table-cell office:value-type="float" office:value="5" calcext:value-type="float">
            <text:p>5</text:p>
          </table:table-cell>
          <table:table-cell table:style-name="ce6" office:value-type="date" office:date-value="2015-10-16" calcext:value-type="date">
            <text:p>16/10/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34];[.B32:.B37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946938775510204" calcext:value-type="float">
            <text:p>0.9469387755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235000000" calcext:value-type="float">
            <text:p>1.235E+009</text:p>
          </table:table-cell>
          <table:table-cell table:formula="of:=[.M34]*([.O34]*0.1)" office:value-type="float" office:value="116946938.77551" calcext:value-type="float">
            <text:p>1.169E+08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34]/[.Q34])-([.U37]/[.T37])" office:value-type="float" office:value="0.38" calcext:value-type="float">
            <text:p>0.38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782393993344158" calcext:value-type="float">
            <text:p>0.7823939933</text:p>
          </table:table-cell>
          <table:table-cell office:value-type="float" office:value="0.53512681927532" calcext:value-type="float">
            <text:p>0.5351268193</text:p>
          </table:table-cell>
          <table:table-cell office:value-type="float" office:value="5" calcext:value-type="float">
            <text:p>5</text:p>
          </table:table-cell>
          <table:table-cell table:style-name="ce6" office:value-type="date" office:date-value="2015-10-16" calcext:value-type="date">
            <text:p>16/10/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35];[.B32:.B37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89387755102041" calcext:value-type="float">
            <text:p>1.893877551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1235000000" calcext:value-type="float">
            <text:p>1.235E+009</text:p>
          </table:table-cell>
          <table:table-cell table:formula="of:=[.M35]*([.O35]*0.1)" office:value-type="float" office:value="233893877.55102" calcext:value-type="float">
            <text:p>2.339E+08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35]/[.Q35])-([.U37]/[.T37])" office:value-type="float" office:value="0.42" calcext:value-type="float">
            <text:p>0.4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366207721410319" calcext:value-type="float">
            <text:p>0.3662077214</text:p>
          </table:table-cell>
          <table:table-cell office:value-type="float" office:value="0.0519039791543037" calcext:value-type="float">
            <text:p>0.0519039792</text:p>
          </table:table-cell>
          <table:table-cell office:value-type="float" office:value="5" calcext:value-type="float">
            <text:p>5</text:p>
          </table:table-cell>
          <table:table-cell table:style-name="ce6" office:value-type="date" office:date-value="2015-10-16" calcext:value-type="date">
            <text:p>16/10/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36];[.B32:.B37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84081632653061" calcext:value-type="float">
            <text:p>2.840816326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235000000" calcext:value-type="float">
            <text:p>1.235E+009</text:p>
          </table:table-cell>
          <table:table-cell table:formula="of:=[.M36]*([.O36]*0.1)" office:value-type="float" office:value="350840816.326531" calcext:value-type="float">
            <text:p>3.508E+08</text:p>
          </table:table-cell>
          <table:table-cell office:value-type="float" office:value="100" calcext:value-type="float">
            <text:p>100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([.R36]/[.Q36])-([.U37]/[.T37])" office:value-type="float" office:value="0.87" calcext:value-type="float">
            <text:p>0.87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RAND()" office:value-type="float" office:value="0.905490466859192" calcext:value-type="float">
            <text:p>0.9054904669</text:p>
          </table:table-cell>
          <table:table-cell office:value-type="float" office:value="0.62119677872397" calcext:value-type="float">
            <text:p>0.6211967787</text:p>
          </table:table-cell>
          <table:table-cell office:value-type="float" office:value="5" calcext:value-type="float">
            <text:p>5</text:p>
          </table:table-cell>
          <table:table-cell table:style-name="ce6" office:value-type="date" office:date-value="2015-10-16" calcext:value-type="date">
            <text:p>16/10/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ROUNDUP(SUM([.L32:.L37])+1;0)" office:value-type="float" office:value="12" calcext:value-type="float">
            <text:p>12</text:p>
          </table:table-cell>
          <table:table-cell table:style-name="ce13" table:formula="of:=ROUNDUP((SUM([.H32:.H37])+1)*(4/6);0)" office:value-type="float" office:value="5" calcext:value-type="float">
            <text:p>5</text:p>
          </table:table-cell>
          <table:table-cell table:style-name="ce14" table:formula="of:=RANK([.B37];[.B32:.B37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1.42040816326531" calcext:value-type="float">
            <text:p>1.4204081633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1235000000" calcext:value-type="float">
            <text:p>1.235E+009</text:p>
          </table:table-cell>
          <table:table-cell table:formula="of:=[.M37]*([.O37]*0.1)" office:value-type="float" office:value="175420408.163265" calcext:value-type="float">
            <text:p>1.754E+08</text:p>
          </table:table-cell>
          <table:table-cell office:value-type="float" office:value="100" calcext:value-type="float">
            <text:p>100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1" table:formula="of:=([.R37]/[.Q37])-([.U37]/[.T37])" office:value-type="float" office:value="0.52" calcext:value-type="float">
            <text:p>0.52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141522964928299" calcext:value-type="float">
            <text:p>0.1415229649</text:p>
          </table:table-cell>
          <table:table-cell office:value-type="float" office:value="0.694832534063607" calcext:value-type="float">
            <text:p>0.6948325341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38];[.B38:.B43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824489795918367" calcext:value-type="float">
            <text:p>0.8244897959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650000000" calcext:value-type="float">
            <text:p>6.500E+08</text:p>
          </table:table-cell>
          <table:table-cell table:formula="of:=[.M38]*([.O38]*0.1)" office:value-type="float" office:value="53591836.7346939" calcext:value-type="float">
            <text:p>5.359E+07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38]/[.Q38])-([.U43]/[.T43])" office:value-type="float" office:value="0.4" calcext:value-type="float">
            <text:p>0.4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RAND()" office:value-type="float" office:value="0.346114807762206" calcext:value-type="float">
            <text:p>0.3461148078</text:p>
          </table:table-cell>
          <table:table-cell office:value-type="float" office:value="0.495729110669345" calcext:value-type="float">
            <text:p>0.4957291107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39];[.B38:.B43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1.23673469387755" calcext:value-type="float">
            <text:p>1.2367346939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650000000" calcext:value-type="float">
            <text:p>6.500E+08</text:p>
          </table:table-cell>
          <table:table-cell table:formula="of:=[.M39]*([.O39]*0.1)" office:value-type="float" office:value="80387755.1020408" calcext:value-type="float">
            <text:p>8.039E+07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39]/[.Q39])-([.U43]/[.T43])" office:value-type="float" office:value="0.47" calcext:value-type="float">
            <text:p>0.47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938135897740722" calcext:value-type="float">
            <text:p>0.9381358977</text:p>
          </table:table-cell>
          <table:table-cell office:value-type="float" office:value="0.948919370537624" calcext:value-type="float">
            <text:p>0.9489193705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40];[.B38:.B43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412244897959184" calcext:value-type="float">
            <text:p>0.412244898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650000000" calcext:value-type="float">
            <text:p>6.500E+08</text:p>
          </table:table-cell>
          <table:table-cell table:formula="of:=[.M40]*([.O40]*0.1)" office:value-type="float" office:value="26795918.3673469" calcext:value-type="float">
            <text:p>2.680E+07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40]/[.Q40])-([.U43]/[.T43])" office:value-type="float" office:value="0.38" calcext:value-type="float">
            <text:p>0.38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421544670592994" calcext:value-type="float">
            <text:p>0.4215446706</text:p>
          </table:table-cell>
          <table:table-cell office:value-type="float" office:value="0.196848037652671" calcext:value-type="float">
            <text:p>0.1968480377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41];[.B38:.B43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4734693877551" calcext:value-type="float">
            <text:p>2.4734693878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650000000" calcext:value-type="float">
            <text:p>6.500E+08</text:p>
          </table:table-cell>
          <table:table-cell table:formula="of:=[.M41]*([.O41]*0.1)" office:value-type="float" office:value="160775510.204082" calcext:value-type="float">
            <text:p>1.608E+08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([.R41]/[.Q41])-([.U43]/[.T43])" office:value-type="float" office:value="0.67" calcext:value-type="float">
            <text:p>0.67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formula="of:=RAND()" office:value-type="float" office:value="0.34400357468985" calcext:value-type="float">
            <text:p>0.3440035747</text:p>
          </table:table-cell>
          <table:table-cell office:value-type="float" office:value="0.36131323245354" calcext:value-type="float">
            <text:p>0.3613132325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42];[.B38:.B43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64897959183673" calcext:value-type="float">
            <text:p>1.6489795918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650000000" calcext:value-type="float">
            <text:p>6.500E+08</text:p>
          </table:table-cell>
          <table:table-cell table:formula="of:=[.M42]*([.O42]*0.1)" office:value-type="float" office:value="107183673.469388" calcext:value-type="float">
            <text:p>1.072E+08</text:p>
          </table:table-cell>
          <table:table-cell table:style-name="ce21" office:value-type="float" office:value="100" calcext:value-type="float">
            <text:p>100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([.R42]/[.Q42])-([.U43]/[.T43])" office:value-type="float" office:value="0.54" calcext:value-type="float">
            <text:p>0.54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211445650085807" calcext:value-type="float">
            <text:p>0.2114456501</text:p>
          </table:table-cell>
          <table:table-cell office:value-type="float" office:value="0.322632163763046" calcext:value-type="float">
            <text:p>0.3226321638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ROUNDUP(SUM([.L38:.L43])+1;0)" office:value-type="float" office:value="12" calcext:value-type="float">
            <text:p>12</text:p>
          </table:table-cell>
          <table:table-cell table:style-name="ce13" table:formula="of:=ROUNDUP((SUM([.H38:.H43])+1)*(4/6);0)" office:value-type="float" office:value="5" calcext:value-type="float">
            <text:p>5</text:p>
          </table:table-cell>
          <table:table-cell table:style-name="ce14" table:formula="of:=RANK([.B43];[.B38:.B43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2.06122448979592" calcext:value-type="float">
            <text:p>2.0612244898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650000000" calcext:value-type="float">
            <text:p>6.500E+08</text:p>
          </table:table-cell>
          <table:table-cell table:formula="of:=[.M43]*([.O43]*0.1)" office:value-type="float" office:value="133979591.836735" calcext:value-type="float">
            <text:p>1.340E+08</text:p>
          </table:table-cell>
          <table:table-cell table:style-name="ce21" office:value-type="float" office:value="100" calcext:value-type="float">
            <text:p>10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1" table:formula="of:=([.R43]/[.Q43])-([.U43]/[.T43])" office:value-type="float" office:value="0.6" calcext:value-type="float">
            <text:p>0.6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RAND()" office:value-type="float" office:value="0.660028606653214" calcext:value-type="float">
            <text:p>0.6600286067</text:p>
          </table:table-cell>
          <table:table-cell office:value-type="float" office:value="0.0239983324427158" calcext:value-type="float">
            <text:p>0.0239983324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44];[.B44:.B49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76734693877551" calcext:value-type="float">
            <text:p>2.7673469388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695000000" calcext:value-type="float">
            <text:p>6.950E+08</text:p>
          </table:table-cell>
          <table:table-cell table:formula="of:=[.M44]*([.O44]*0.1)" office:value-type="float" office:value="192330612.244898" calcext:value-type="float">
            <text:p>1.923E+08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/>
          <table:table-cell table:style-name="ce21" table:formula="of:=([.R44]/[.Q44])-([.U49]/[.T49])" office:value-type="float" office:value="0.66" calcext:value-type="float">
            <text:p>0.66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850457811262459" calcext:value-type="float">
            <text:p>0.8504578113</text:p>
          </table:table-cell>
          <table:table-cell office:value-type="float" office:value="0.197285748552531" calcext:value-type="float">
            <text:p>0.1972857486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45];[.B44:.B49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2.30612244897959" calcext:value-type="float">
            <text:p>2.306122449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695000000" calcext:value-type="float">
            <text:p>6.950E+08</text:p>
          </table:table-cell>
          <table:table-cell table:formula="of:=[.M45]*([.O45]*0.1)" office:value-type="float" office:value="160275510.204082" calcext:value-type="float">
            <text:p>1.603E+08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45]/[.Q45])-([.U49]/[.T49])" office:value-type="float" office:value="0.49" calcext:value-type="float">
            <text:p>0.49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949978586751968" calcext:value-type="float">
            <text:p>0.9499785868</text:p>
          </table:table-cell>
          <table:table-cell office:value-type="float" office:value="0.675443507963792" calcext:value-type="float">
            <text:p>0.675443508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46];[.B44:.B49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922448979591837" calcext:value-type="float">
            <text:p>0.9224489796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695000000" calcext:value-type="float">
            <text:p>6.950E+08</text:p>
          </table:table-cell>
          <table:table-cell table:formula="of:=[.M46]*([.O46]*0.1)" office:value-type="float" office:value="64110204.0816327" calcext:value-type="float">
            <text:p>6.411E+07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46]/[.Q46])-([.U49]/[.T49])" office:value-type="float" office:value="0.2" calcext:value-type="float">
            <text:p>0.2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RAND()" office:value-type="float" office:value="0.263628924963996" calcext:value-type="float">
            <text:p>0.263628925</text:p>
          </table:table-cell>
          <table:table-cell office:value-type="float" office:value="0.354207908269018" calcext:value-type="float">
            <text:p>0.3542079083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47];[.B44:.B49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84489795918367" calcext:value-type="float">
            <text:p>1.8448979592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695000000" calcext:value-type="float">
            <text:p>6.950E+08</text:p>
          </table:table-cell>
          <table:table-cell table:formula="of:=[.M47]*([.O47]*0.1)" office:value-type="float" office:value="128220408.163265" calcext:value-type="float">
            <text:p>1.282E+08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([.R47]/[.Q47])-([.U49]/[.T49])" office:value-type="float" office:value="0.32" calcext:value-type="float">
            <text:p>0.32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RAND()" office:value-type="float" office:value="0.41942464094609" calcext:value-type="float">
            <text:p>0.4194246409</text:p>
          </table:table-cell>
          <table:table-cell office:value-type="float" office:value="0.451406720792875" calcext:value-type="float">
            <text:p>0.4514067208</text:p>
          </table:table-cell>
          <table:table-cell office:value-type="float" office:value="6" calcext:value-type="float">
            <text:p>6</text:p>
          </table:table-cell>
          <table:table-cell table:style-name="ce6" office:value-type="date" office:date-value="2015-10-20" calcext:value-type="date">
            <text:p>20/10/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48];[.B44:.B49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1.38367346938776" calcext:value-type="float">
            <text:p>1.3836734694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695000000" calcext:value-type="float">
            <text:p>6.950E+08</text:p>
          </table:table-cell>
          <table:table-cell table:formula="of:=[.M48]*([.O48]*0.1)" office:value-type="float" office:value="96165306.122449" calcext:value-type="float">
            <text:p>9.617E+07</text:p>
          </table:table-cell>
          <table:table-cell table:style-name="ce21" office:value-type="float" office:value="100" calcext:value-type="float">
            <text:p>10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0" calcext:value-type="float">
            <text:p>0</text:p>
          </table:table-cell>
          <table:table-cell table:style-name="ce21" table:number-columns-repeated="2"/>
          <table:table-cell table:style-name="ce21" table:formula="of:=([.R48]/[.Q48])-([.U49]/[.T49])" office:value-type="float" office:value="0.47" calcext:value-type="float">
            <text:p>0.47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RAND()" office:value-type="float" office:value="0.511662885081023" calcext:value-type="float">
            <text:p>0.5116628851</text:p>
          </table:table-cell>
          <table:table-cell office:value-type="float" office:value="0.9153825819958" calcext:value-type="float">
            <text:p>0.915382582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5-10-20" calcext:value-type="date">
            <text:p>20/10/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ROUNDUP(SUM([.L44:.L49])+1;0)" office:value-type="float" office:value="12" calcext:value-type="float">
            <text:p>12</text:p>
          </table:table-cell>
          <table:table-cell table:style-name="ce13" table:formula="of:=ROUNDUP((SUM([.H44:.H49])+1)*(4/6);0)" office:value-type="float" office:value="5" calcext:value-type="float">
            <text:p>5</text:p>
          </table:table-cell>
          <table:table-cell table:style-name="ce14" table:formula="of:=RANK([.B49];[.B44:.B49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461224489795918" calcext:value-type="float">
            <text:p>0.4612244898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695000000" calcext:value-type="float">
            <text:p>6.950E+08</text:p>
          </table:table-cell>
          <table:table-cell table:formula="of:=[.M49]*([.O49]*0.1)" office:value-type="float" office:value="32055102.0408163" calcext:value-type="float">
            <text:p>3.206E+07</text:p>
          </table:table-cell>
          <table:table-cell table:style-name="ce21" office:value-type="float" office:value="100" calcext:value-type="float">
            <text:p>100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4" calcext:value-type="float">
            <text:p>4</text:p>
          </table:table-cell>
          <table:table-cell table:style-name="ce21" table:formula="of:=([.R49]/[.Q49])-([.U49]/[.T49])" office:value-type="float" office:value="0.18" calcext:value-type="float">
            <text:p>0.18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236063082702458" calcext:value-type="float">
            <text:p>0.2360630827</text:p>
          </table:table-cell>
          <table:table-cell office:value-type="float" office:value="0.842970833880827" calcext:value-type="float">
            <text:p>0.8429708339</text:p>
          </table:table-cell>
          <table:table-cell/>
          <table:table-cell table:style-name="ce6"/>
          <table:table-cell table:number-columns-repeated="2" office:value-type="float" office:value="9" calcext:value-type="float">
            <text:p>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0];[.B50:.B55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6"/>
          <table:table-cell table:formula="of:=[.M50]*([.O50]*0.1)" office:value-type="float" office:value="0" calcext:value-type="float">
            <text:p>0.000E+00</text:p>
          </table:table-cell>
          <table:table-cell table:style-name="ce21" table:number-columns-repeated="4"/>
          <table:table-cell table:style-name="ce25"/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RAND()" office:value-type="float" office:value="0.460185284726322" calcext:value-type="float">
            <text:p>0.4601852847</text:p>
          </table:table-cell>
          <table:table-cell office:value-type="float" office:value="0.32885918719694" calcext:value-type="float">
            <text:p>0.3288591872</text:p>
          </table:table-cell>
          <table:table-cell/>
          <table:table-cell table:style-name="ce6"/>
          <table:table-cell table:number-columns-repeated="2" office:value-type="float" office:value="9" calcext:value-type="float">
            <text:p>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1];[.B50:.B55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6"/>
          <table:table-cell table:formula="of:=[.M51]*([.O51]*0.1)" office:value-type="float" office:value="0" calcext:value-type="float">
            <text:p>0.000E+00</text:p>
          </table:table-cell>
          <table:table-cell table:style-name="ce21" table:number-columns-repeated="5"/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RAND()" office:value-type="float" office:value="0.600773391313851" calcext:value-type="float">
            <text:p>0.6007733913</text:p>
          </table:table-cell>
          <table:table-cell office:value-type="float" office:value="0.52638331707567" calcext:value-type="float">
            <text:p>0.5263833171</text:p>
          </table:table-cell>
          <table:table-cell/>
          <table:table-cell table:style-name="ce6"/>
          <table:table-cell table:number-columns-repeated="2" office:value-type="float" office:value="9" calcext:value-type="float">
            <text:p>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2];[.B50:.B55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6"/>
          <table:table-cell table:formula="of:=[.M52]*([.O52]*0.1)" office:value-type="float" office:value="0" calcext:value-type="float">
            <text:p>0.000E+00</text:p>
          </table:table-cell>
          <table:table-cell table:style-name="ce21" table:number-columns-repeated="5"/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formula="of:=RAND()" office:value-type="float" office:value="0.244714978616685" calcext:value-type="float">
            <text:p>0.2447149786</text:p>
          </table:table-cell>
          <table:table-cell office:value-type="float" office:value="0.272228027926758" calcext:value-type="float">
            <text:p>0.2722280279</text:p>
          </table:table-cell>
          <table:table-cell/>
          <table:table-cell table:style-name="ce6"/>
          <table:table-cell table:number-columns-repeated="2" office:value-type="float" office:value="9" calcext:value-type="float">
            <text:p>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3];[.B50:.B55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6"/>
          <table:table-cell table:formula="of:=[.M53]*([.O53]*0.1)" office:value-type="float" office:value="0" calcext:value-type="float">
            <text:p>0.000E+00</text:p>
          </table:table-cell>
          <table:table-cell table:style-name="ce21" table:number-columns-repeated="5"/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RAND()" office:value-type="float" office:value="0.518948692362756" calcext:value-type="float">
            <text:p>0.5189486924</text:p>
          </table:table-cell>
          <table:table-cell office:value-type="float" office:value="0.91709771216847" calcext:value-type="float">
            <text:p>0.9170977122</text:p>
          </table:table-cell>
          <table:table-cell/>
          <table:table-cell table:style-name="ce6"/>
          <table:table-cell table:number-columns-repeated="2" office:value-type="float" office:value="9" calcext:value-type="float">
            <text:p>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54];[.B50:.B55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8"/>
          <table:table-cell table:formula="of:=[.M54]*([.O54]*0.1)" office:value-type="float" office:value="0" calcext:value-type="float">
            <text:p>0.000E+00</text:p>
          </table:table-cell>
          <table:table-cell table:style-name="ce22" table:number-columns-repeated="3"/>
          <table:table-cell table:style-name="ce21" table:number-columns-repeated="2"/>
          <table:table-cell table:number-columns-repeated="1003"/>
        </table:table-row>
        <table:table-row table:style-name="ro1">
          <table:table-cell table:formula="of:=RAND()" office:value-type="float" office:value="0.0720121806953102" calcext:value-type="float">
            <text:p>0.0720121807</text:p>
          </table:table-cell>
          <table:table-cell office:value-type="float" office:value="0.197797560831532" calcext:value-type="float">
            <text:p>0.1977975608</text:p>
          </table:table-cell>
          <table:table-cell/>
          <table:table-cell table:style-name="ce6"/>
          <table:table-cell table:number-columns-repeated="2" office:value-type="float" office:value="9" calcext:value-type="float">
            <text:p>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0" table:formula="of:=ROUNDUP(SUM([.L50:.L55])+1;0)" office:value-type="float" office:value="12" calcext:value-type="float">
            <text:p>12</text:p>
          </table:table-cell>
          <table:table-cell table:style-name="ce13" table:formula="of:=ROUNDUP((SUM([.H50:.H55])+1)*(4/6);0)" office:value-type="float" office:value="5" calcext:value-type="float">
            <text:p>5</text:p>
          </table:table-cell>
          <table:table-cell table:style-name="ce14" table:formula="of:=RANK([.B55];[.B50:.B55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9"/>
          <table:table-cell table:formula="of:=[.M55]*([.O55]*0.1)" office:value-type="float" office:value="0" calcext:value-type="float">
            <text:p>0.000E+00</text:p>
          </table:table-cell>
          <table:table-cell table:style-name="ce23" table:number-columns-repeated="3"/>
          <table:table-cell table:style-name="ce24" table:number-columns-repeated="2"/>
          <table:table-cell table:number-columns-repeated="1003"/>
        </table:table-row>
        <table:table-row table:style-name="ro1">
          <table:table-cell table:formula="of:=RAND()" office:value-type="float" office:value="0.737202655524015" calcext:value-type="float">
            <text:p>0.7372026555</text:p>
          </table:table-cell>
          <table:table-cell office:value-type="float" office:value="0.221678155474365" calcext:value-type="float">
            <text:p>0.2216781555</text:p>
          </table:table-cell>
          <table:table-cell/>
          <table:table-cell table:style-name="ce6"/>
          <table:table-cell table:number-columns-repeated="2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6];[.B56:.B61])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.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6"/>
          <table:table-cell table:formula="of:=[.M56]*([.O56]*0.1)" office:value-type="float" office:value="0" calcext:value-type="float">
            <text:p>0.000E+00</text:p>
          </table:table-cell>
          <table:table-cell table:style-name="ce21" table:number-columns-repeated="4"/>
          <table:table-cell table:style-name="ce25"/>
          <table:table-cell table:number-columns-repeated="1003"/>
        </table:table-row>
        <table:table-row table:style-name="ro1">
          <table:table-cell table:formula="of:=RAND()" office:value-type="float" office:value="0.631256729830056" calcext:value-type="float">
            <text:p>0.6312567298</text:p>
          </table:table-cell>
          <table:table-cell office:value-type="float" office:value="0.469077797140926" calcext:value-type="float">
            <text:p>0.4690777971</text:p>
          </table:table-cell>
          <table:table-cell/>
          <table:table-cell table:style-name="ce6"/>
          <table:table-cell table:number-columns-repeated="2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7];[.B56:.B61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6"/>
          <table:table-cell table:formula="of:=[.M57]*([.O57]*0.1)" office:value-type="float" office:value="0" calcext:value-type="float">
            <text:p>0.000E+00</text:p>
          </table:table-cell>
          <table:table-cell table:style-name="ce21" table:number-columns-repeated="5"/>
          <table:table-cell table:number-columns-repeated="1003"/>
        </table:table-row>
        <table:table-row table:style-name="ro1">
          <table:table-cell table:formula="of:=RAND()" office:value-type="float" office:value="0.372594818705693" calcext:value-type="float">
            <text:p>0.3725948187</text:p>
          </table:table-cell>
          <table:table-cell office:value-type="float" office:value="0.461536303395405" calcext:value-type="float">
            <text:p>0.4615363034</text:p>
          </table:table-cell>
          <table:table-cell/>
          <table:table-cell table:style-name="ce6"/>
          <table:table-cell table:number-columns-repeated="2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8];[.B56:.B61])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6"/>
          <table:table-cell table:formula="of:=[.M58]*([.O58]*0.1)" office:value-type="float" office:value="0" calcext:value-type="float">
            <text:p>0.000E+00</text:p>
          </table:table-cell>
          <table:table-cell table:style-name="ce21" table:number-columns-repeated="5"/>
          <table:table-cell table:number-columns-repeated="1003"/>
        </table:table-row>
        <table:table-row table:style-name="ro1">
          <table:table-cell table:formula="of:=RAND()" office:value-type="float" office:value="0.207787846913561" calcext:value-type="float">
            <text:p>0.2077878469</text:p>
          </table:table-cell>
          <table:table-cell office:value-type="float" office:value="0.866561966715381" calcext:value-type="float">
            <text:p>0.8665619667</text:p>
          </table:table-cell>
          <table:table-cell/>
          <table:table-cell table:style-name="ce6"/>
          <table:table-cell table:number-columns-repeated="2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4" table:formula="of:=RANK([.B59];[.B56:.B61])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6"/>
          <table:table-cell table:formula="of:=[.M59]*([.O59]*0.1)" office:value-type="float" office:value="0" calcext:value-type="float">
            <text:p>0.000E+00</text:p>
          </table:table-cell>
          <table:table-cell table:style-name="ce21" table:number-columns-repeated="5"/>
          <table:table-cell table:number-columns-repeated="1003"/>
        </table:table-row>
        <table:table-row table:style-name="ro1">
          <table:table-cell table:formula="of:=RAND()" office:value-type="float" office:value="0.591513039311394" calcext:value-type="float">
            <text:p>0.5915130393</text:p>
          </table:table-cell>
          <table:table-cell office:value-type="float" office:value="0.114854492479935" calcext:value-type="float">
            <text:p>0.1148544925</text:p>
          </table:table-cell>
          <table:table-cell/>
          <table:table-cell table:style-name="ce6"/>
          <table:table-cell table:number-columns-repeated="2"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les</text:p>
          </table:table-cell>
          <table:table-cell table:style-name="ce12" office:value-type="string" calcext:value-type="string">
            <text:p>females</text:p>
          </table:table-cell>
          <table:table-cell table:style-name="ce14" table:formula="of:=RANK([.B60];[.B56:.B61])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8"/>
          <table:table-cell table:formula="of:=[.M60]*([.O60]*0.1)" office:value-type="float" office:value="0" calcext:value-type="float">
            <text:p>0.000E+00</text:p>
          </table:table-cell>
          <table:table-cell table:style-name="ce22" table:number-columns-repeated="3"/>
          <table:table-cell table:style-name="ce21" table:number-columns-repeated="2"/>
          <table:table-cell table:number-columns-repeated="1003"/>
        </table:table-row>
        <table:table-row table:style-name="ro1">
          <table:table-cell table:formula="of:=RAND()" office:value-type="float" office:value="0.341160766780376" calcext:value-type="float">
            <text:p>0.3411607668</text:p>
          </table:table-cell>
          <table:table-cell office:value-type="float" office:value="0.265271490905434" calcext:value-type="float">
            <text:p>0.2652714909</text:p>
          </table:table-cell>
          <table:table-cell/>
          <table:table-cell table:style-name="ce6"/>
          <table:table-cell table:number-columns-repeated="2"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0" table:formula="of:=ROUNDUP(SUM([.L56:.L61])+1;0)" office:value-type="float" office:value="12" calcext:value-type="float">
            <text:p>12</text:p>
          </table:table-cell>
          <table:table-cell table:style-name="ce13" table:formula="of:=ROUNDUP((SUM([.H56:.H61])+1)*(4/6);0)" office:value-type="float" office:value="5" calcext:value-type="float">
            <text:p>5</text:p>
          </table:table-cell>
          <table:table-cell table:style-name="ce14" table:formula="of:=RANK([.B61];[.B56:.B61]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9"/>
          <table:table-cell table:formula="of:=[.M61]*([.O61]*0.1)" office:value-type="float" office:value="0" calcext:value-type="float">
            <text:p>0.000E+00</text:p>
          </table:table-cell>
          <table:table-cell table:style-name="ce23" table:number-columns-repeated="3"/>
          <table:table-cell table:style-name="ce24" table:number-columns-repeated="2"/>
          <table:table-cell table:number-columns-repeated="100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scientific-number number:decimal-places="3" number:min-integer-digits="1" number:min-exponent-digits="2"/>
    </number:number-style>
    <number:number-style style:name="N114">
      <number:scientific-number number:decimal-places="3" number:min-integer-digits="1" number:min-exponent-digits="3"/>
    </number:number-style>
    <number:number-style style:name="N115">
      <number:number number:decimal-places="5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AU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AU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AU">
      <loext:fill-character> </loext:fill-character>
      <number:text>- </number:text>
    </number:number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AU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AU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AU">
      <number:currency-symbol/>
      <loext:fill-character> </loext:fill-character>
      <number:text>- </number:text>
    </number:currency-style>
    <number:text-style style:name="N10128" number:language="en" number:country="A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AU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AU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AU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A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AU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AU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AU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A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Input" fo:font-family="Input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10:13:12.375197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lot_20_-_20_N_20_invest" style:display-name="PageStyle_Pilot - N inv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to</meta:initial-creator>
    <meta:creation-date>2015-02-20T03:29:04</meta:creation-date>
    <dc:date>2015-10-21T10:22:55.663557426</dc:date>
    <meta:generator>LibreOffice/4.2.8.2$Linux_X86_64 LibreOffice_project/420m0$Build-2</meta:generator>
    <meta:editing-duration>P3DT3H43M22S</meta:editing-duration>
    <meta:editing-cycles>54</meta:editing-cycles>
    <meta:document-statistic meta:table-count="1" meta:cell-count="121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83caff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98cm" svg:height="13.67cm" xlink:href=".." xlink:type="simple" chart:class="chart:scatter" chart:column-mapping="0" chart:style-name="ch1">
        <chart:legend chart:legend-position="end" svg:x="15.441cm" svg:y="6.287cm" style:legend-expansion="high" chart:style-name="ch2"/>
        <chart:plot-area chart:style-name="ch3" table:cell-range-address="'Pilot - N invest'.P2:'Pilot - N invest'.P61 'Pilot - N invest'.V1:'Pilot - N invest'.V61" chart:data-source-has-labels="both" svg:x="0.403cm" svg:y="0.273cm" svg:width="14.635cm" svg:height="13.124cm">
          <chartooo:coordinate-region svg:x="1.237cm" svg:y="0.472cm" svg:width="12.966cm" svg:height="12.278cm"/>
          <chart:axis chart:dimension="x" chart:name="primary-x" chart:style-name="ch4" chartooo:axis-type="auto">
            <chart:categories table:cell-range-address="'Pilot - N invest'.P2:'Pilot - N invest'.P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lot - N invest'.V2:'Pilot - N invest'.V61" chart:label-cell-address="'Pilot - N invest'.V1:'Pilot - N invest'.V1" chart:class="chart:scatter">
            <chart:domain table:cell-range-address="'Pilot - N invest'.P2:'Pilot - N invest'.P61"/>
            <chart:regression-curve chart:style-name="ch8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PropFert</text:p>
                <draw:g>
                  <svg:desc>'Pilot - N invest'.V1:'Pilot - N invest'.V1</svg:desc>
                </draw:g>
              </table:table-cell>
            </table:table-row>
          </table:table-header-rows>
          <table:table-rows>
            <table:table-row>
              <table:table-cell office:value-type="float" office:value="177310000">
                <text:p>177310000</text:p>
                <draw:g>
                  <svg:desc>'Pilot - N invest'.P2:'Pilot - N invest'.P61</svg:desc>
                </draw:g>
              </table:table-cell>
              <table:table-cell office:value-type="float" office:value="177310000">
                <text:p>177310000</text:p>
                <draw:g>
                  <svg:desc>'Pilot - N invest'.P2:'Pilot - N invest'.P61</svg:desc>
                </draw:g>
              </table:table-cell>
              <table:table-cell office:value-type="float" office:value="0.17">
                <text:p>0.17</text:p>
                <draw:g>
                  <svg:desc>'Pilot - N invest'.V2:'Pilot - N invest'.V61</svg:desc>
                </draw:g>
              </table:table-cell>
            </table:table-row>
            <table:table-row>
              <table:table-cell office:value-type="float" office:value="221265000">
                <text:p>221265000</text:p>
              </table:table-cell>
              <table:table-cell office:value-type="float" office:value="221265000">
                <text:p>221265000</text:p>
              </table:table-cell>
              <table:table-cell office:value-type="float" office:value="0.481927710843373">
                <text:p>0.481927710843373</text:p>
              </table:table-cell>
            </table:table-row>
            <table:table-row>
              <table:table-cell office:value-type="float" office:value="265965000">
                <text:p>265965000</text:p>
              </table:table-cell>
              <table:table-cell office:value-type="float" office:value="265965000">
                <text:p>265965000</text:p>
              </table:table-cell>
              <table:table-cell office:value-type="float" office:value="0.607594936708861">
                <text:p>0.607594936708861</text:p>
              </table:table-cell>
            </table:table-row>
            <table:table-row>
              <table:table-cell office:value-type="float" office:value="132610000">
                <text:p>132610000</text:p>
              </table:table-cell>
              <table:table-cell office:value-type="float" office:value="132610000">
                <text:p>132610000</text:p>
              </table:table-cell>
              <table:table-cell office:value-type="float" office:value="0.144444444444444">
                <text:p>0.144444444444444</text:p>
              </table:table-cell>
            </table:table-row>
            <table:table-row>
              <table:table-cell office:value-type="float" office:value="88655000">
                <text:p>88655000</text:p>
              </table:table-cell>
              <table:table-cell office:value-type="float" office:value="88655000">
                <text:p>88655000</text:p>
              </table:table-cell>
              <table:table-cell office:value-type="float" office:value="0.144736842105263">
                <text:p>0.144736842105263</text:p>
              </table:table-cell>
            </table:table-row>
            <table:table-row>
              <table:table-cell office:value-type="float" office:value="43955000">
                <text:p>43955000</text:p>
              </table:table-cell>
              <table:table-cell office:value-type="float" office:value="43955000">
                <text:p>43955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53054421.768708">
                <text:p>153054420</text:p>
              </table:table-cell>
              <table:table-cell office:value-type="float" office:value="153054421.768708">
                <text:p>153054421.768708</text:p>
              </table:table-cell>
              <table:table-cell office:value-type="float" office:value="0.387755102040816">
                <text:p>0.387755102040816</text:p>
              </table:table-cell>
            </table:table-row>
            <table:table-row>
              <table:table-cell office:value-type="float" office:value="204072562.358277">
                <text:p>204072560</text:p>
              </table:table-cell>
              <table:table-cell office:value-type="float" office:value="204072562.358277">
                <text:p>204072562.35827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02036281.179139">
                <text:p>102036280</text:p>
              </table:table-cell>
              <table:table-cell office:value-type="float" office:value="102036281.179139">
                <text:p>102036281.179139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float" office:value="306108843.537415">
                <text:p>306108840</text:p>
              </table:table-cell>
              <table:table-cell office:value-type="float" office:value="306108843.537415">
                <text:p>306108843.53741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51018140.5895691">
                <text:p>51018140</text:p>
              </table:table-cell>
              <table:table-cell office:value-type="float" office:value="51018140.5895691">
                <text:p>51018140.5895691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float" office:value="255090702.947846">
                <text:p>255090700</text:p>
              </table:table-cell>
              <table:table-cell office:value-type="float" office:value="255090702.947846">
                <text:p>255090702.947846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float" office:value="65424489.7959186">
                <text:p>65424490</text:p>
              </table:table-cell>
              <table:table-cell office:value-type="float" office:value="65424489.7959186">
                <text:p>65424489.7959186</text:p>
              </table:table-cell>
              <table:table-cell office:value-type="float" office:value="0.175675675675676">
                <text:p>0.175675675675676</text:p>
              </table:table-cell>
            </table:table-row>
            <table:table-row>
              <table:table-cell office:value-type="float" office:value="32712244.8979592">
                <text:p>32712240</text:p>
              </table:table-cell>
              <table:table-cell office:value-type="float" office:value="32712244.8979592">
                <text:p>32712244.8979592</text:p>
              </table:table-cell>
              <table:table-cell office:value-type="float" office:value="0.12962962962963">
                <text:p>0.12962962962963</text:p>
              </table:table-cell>
            </table:table-row>
            <table:table-row>
              <table:table-cell office:value-type="float" office:value="98136734.6938774">
                <text:p>98136730</text:p>
              </table:table-cell>
              <table:table-cell office:value-type="float" office:value="98136734.6938774">
                <text:p>98136734.6938774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163561224.489796">
                <text:p>163561220</text:p>
              </table:table-cell>
              <table:table-cell office:value-type="float" office:value="163561224.489796">
                <text:p>163561224.489796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float" office:value="196273469.387755">
                <text:p>196273470</text:p>
              </table:table-cell>
              <table:table-cell office:value-type="float" office:value="196273469.387755">
                <text:p>196273469.38775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float" office:value="130848979.591837">
                <text:p>130848980</text:p>
              </table:table-cell>
              <table:table-cell office:value-type="float" office:value="130848979.591837">
                <text:p>130848979.591837</text:p>
              </table:table-cell>
              <table:table-cell office:value-type="float" office:value="0.245283018867925">
                <text:p>0.245283018867925</text:p>
              </table:table-cell>
            </table:table-row>
            <table:table-row>
              <table:table-cell office:value-type="float" office:value="173877551.020408">
                <text:p>173877550</text:p>
              </table:table-cell>
              <table:table-cell office:value-type="float" office:value="173877551.020408">
                <text:p>173877551.020408</text:p>
              </table:table-cell>
              <table:table-cell office:value-type="float" office:value="0.531212121212121">
                <text:p>0.531212121212121</text:p>
              </table:table-cell>
            </table:table-row>
            <table:table-row>
              <table:table-cell office:value-type="float" office:value="144897959.183674">
                <text:p>144897960</text:p>
              </table:table-cell>
              <table:table-cell office:value-type="float" office:value="144897959.183674">
                <text:p>144897959.183674</text:p>
              </table:table-cell>
              <table:table-cell office:value-type="float" office:value="0.232033898305085">
                <text:p>0.232033898305085</text:p>
              </table:table-cell>
            </table:table-row>
            <table:table-row>
              <table:table-cell office:value-type="float" office:value="86938775.510204">
                <text:p>86938780</text:p>
              </table:table-cell>
              <table:table-cell office:value-type="float" office:value="86938775.510204">
                <text:p>86938775.510204</text:p>
              </table:table-cell>
              <table:table-cell office:value-type="float" office:value="0.199855072463768">
                <text:p>0.199855072463768</text:p>
              </table:table-cell>
            </table:table-row>
            <table:table-row>
              <table:table-cell office:value-type="float" office:value="28979591.8367347">
                <text:p>28979590</text:p>
              </table:table-cell>
              <table:table-cell office:value-type="float" office:value="28979591.8367347">
                <text:p>28979591.8367347</text:p>
              </table:table-cell>
              <table:table-cell office:value-type="float" office:value="0.036984126984127">
                <text:p>0.036984126984127</text:p>
              </table:table-cell>
            </table:table-row>
            <table:table-row>
              <table:table-cell office:value-type="float" office:value="115918367.346939">
                <text:p>115918370</text:p>
              </table:table-cell>
              <table:table-cell office:value-type="float" office:value="115918367.346939">
                <text:p>115918367.346939</text:p>
              </table:table-cell>
              <table:table-cell office:value-type="float" office:value="0.175625">
                <text:p>0.175625</text:p>
              </table:table-cell>
            </table:table-row>
            <table:table-row>
              <table:table-cell office:value-type="float" office:value="57959183.6734695">
                <text:p>57959180</text:p>
              </table:table-cell>
              <table:table-cell office:value-type="float" office:value="57959183.6734695">
                <text:p>57959183.6734695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28571428.5714286">
                <text:p>28571430</text:p>
              </table:table-cell>
              <table:table-cell office:value-type="float" office:value="28571428.5714286">
                <text:p>28571428.5714286</text:p>
              </table:table-cell>
              <table:table-cell office:value-type="float" office:value="0.595505617977528">
                <text:p>0.595505617977528</text:p>
              </table:table-cell>
            </table:table-row>
            <table:table-row>
              <table:table-cell office:value-type="float" office:value="4761904.76190476">
                <text:p>4761900</text:p>
              </table:table-cell>
              <table:table-cell office:value-type="float" office:value="4761904.76190476">
                <text:p>4761904.76190476</text:p>
              </table:table-cell>
              <table:table-cell office:value-type="float" office:value="0.120879120879121">
                <text:p>0.120879120879121</text:p>
              </table:table-cell>
            </table:table-row>
            <table:table-row>
              <table:table-cell office:value-type="float" office:value="19047619.047619">
                <text:p>19047620</text:p>
              </table:table-cell>
              <table:table-cell office:value-type="float" office:value="19047619.047619">
                <text:p>19047619.04761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3809523.8095238">
                <text:p>23809520</text:p>
              </table:table-cell>
              <table:table-cell office:value-type="float" office:value="23809523.8095238">
                <text:p>23809523.809523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9523809.52380952">
                <text:p>9523810</text:p>
              </table:table-cell>
              <table:table-cell office:value-type="float" office:value="9523809.52380952">
                <text:p>9523809.5238095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4285714.2857143">
                <text:p>14285710</text:p>
              </table:table-cell>
              <table:table-cell office:value-type="float" office:value="14285714.2857143">
                <text:p>14285714.285714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58473469.3877551">
                <text:p>58473470</text:p>
              </table:table-cell>
              <table:table-cell office:value-type="float" office:value="58473469.3877551">
                <text:p>58473469.387755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292367346.938776">
                <text:p>292367350</text:p>
              </table:table-cell>
              <table:table-cell office:value-type="float" office:value="292367346.938776">
                <text:p>292367346.93877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16946938.77551">
                <text:p>116946940</text:p>
              </table:table-cell>
              <table:table-cell office:value-type="float" office:value="116946938.77551">
                <text:p>116946938.7755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233893877.55102">
                <text:p>233893880</text:p>
              </table:table-cell>
              <table:table-cell office:value-type="float" office:value="233893877.55102">
                <text:p>233893877.5510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50840816.326531">
                <text:p>350840820</text:p>
              </table:table-cell>
              <table:table-cell office:value-type="float" office:value="350840816.326531">
                <text:p>350840816.32653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75420408.163265">
                <text:p>175420410</text:p>
              </table:table-cell>
              <table:table-cell office:value-type="float" office:value="175420408.163265">
                <text:p>175420408.16326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53591836.7346939">
                <text:p>53591840</text:p>
              </table:table-cell>
              <table:table-cell office:value-type="float" office:value="53591836.7346939">
                <text:p>53591836.734693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0387755.1020408">
                <text:p>80387760</text:p>
              </table:table-cell>
              <table:table-cell office:value-type="float" office:value="80387755.1020408">
                <text:p>80387755.102040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26795918.3673469">
                <text:p>26795920</text:p>
              </table:table-cell>
              <table:table-cell office:value-type="float" office:value="26795918.3673469">
                <text:p>26795918.36734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160775510.204082">
                <text:p>160775510</text:p>
              </table:table-cell>
              <table:table-cell office:value-type="float" office:value="160775510.204082">
                <text:p>160775510.20408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07183673.469388">
                <text:p>107183670</text:p>
              </table:table-cell>
              <table:table-cell office:value-type="float" office:value="107183673.469388">
                <text:p>107183673.46938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133979591.836735">
                <text:p>133979590</text:p>
              </table:table-cell>
              <table:table-cell office:value-type="float" office:value="133979591.836735">
                <text:p>133979591.8367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92330612.244898">
                <text:p>192330610</text:p>
              </table:table-cell>
              <table:table-cell office:value-type="float" office:value="192330612.244898">
                <text:p>192330612.24489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60275510.204082">
                <text:p>160275510</text:p>
              </table:table-cell>
              <table:table-cell office:value-type="float" office:value="160275510.204082">
                <text:p>160275510.2040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64110204.0816327">
                <text:p>64110200</text:p>
              </table:table-cell>
              <table:table-cell office:value-type="float" office:value="64110204.0816327">
                <text:p>64110204.08163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28220408.163265">
                <text:p>128220410</text:p>
              </table:table-cell>
              <table:table-cell office:value-type="float" office:value="128220408.163265">
                <text:p>128220408.16326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96165306.122449">
                <text:p>96165310</text:p>
              </table:table-cell>
              <table:table-cell office:value-type="float" office:value="96165306.122449">
                <text:p>96165306.12244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2055102.0408163">
                <text:p>32055100</text:p>
              </table:table-cell>
              <table:table-cell office:value-type="float" office:value="32055102.0408163">
                <text:p>32055102.040816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